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fo:font-weight="bold" officeooo:rsid="00196ea7" officeooo:paragraph-rsid="00090863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fo:font-size="12pt" fo:font-weight="bold" officeooo:rsid="0020c452" officeooo:paragraph-rsid="00090863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bold" officeooo:rsid="00090863" officeooo:paragraph-rsid="00090863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fo:font-weight="normal" officeooo:rsid="00196ea7" officeooo:paragraph-rsid="00090863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1b04be" officeooo:paragraph-rsid="00090863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bb9e5" officeooo:paragraph-rsid="00090863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font-weight="normal" officeooo:rsid="00b2615d" officeooo:paragraph-rsid="0009086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1db1f7" officeooo:paragraph-rsid="0009086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20c452" officeooo:paragraph-rsid="00090863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bb9e5"/>
    </style:style>
    <style:style style:name="T2" style:family="text">
      <style:text-properties officeooo:rsid="001b04be"/>
    </style:style>
    <style:style style:name="T3" style:family="text">
      <style:text-properties officeooo:rsid="001db1f7"/>
    </style:style>
    <style:style style:name="T4" style:family="text">
      <style:text-properties officeooo:rsid="00b261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c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6. Titolo: Sottotitolo</text:p>
      <text:p text:style-name="P4"/>
      <text:p text:style-name="P4">Il capitolo precedente finisce con Elima, stanca e debole, che chiede alle divinità di recarsi dall’ultimo arrivato sul mondo di Denk, Chowa. </text:p>
      <text:p text:style-name="P4"/>
      <text:p text:style-name="P2">Gli dei vanno nel Giardino</text:p>
      <text:p text:style-name="P4">Tutti gli dei si recano verso il monte Teien, che da lontano è scoseso, brullo e roccioso. Tuttavia man mano che arrivano, sono accolti da Chowa in uno splendido giardino, nascosto agli occhi del mondo. Rimangono stupiti e deliziati.</text:p>
      <text:p text:style-name="P4"/>
      <text:p text:style-name="P2">Chowa spiega la situazione agli dei</text:p>
      <text:p text:style-name="P4">Chowa spiega loro che Elima l’ha generato quando era già debole e sapeva di avere bisogno di aiuto. Lui <text:span text:style-name="T1">quindi </text:span>è nato con la consapevolezza che Elima deve iniziare a ricevere qualcosa indietro dal mondo, e sa anche come fare. Come Elima ha <text:span text:style-name="T2">trasformato il Pianeta di Denk da morto a pieno di vita, così Chowa ha trasformato la parte più brulla dell’isola di Denka in uno splendido giardino.Ma ciò che più contava per lei era il momento della macedonia e questa è la chiave per aiutarla. La prossima Macedonia accadrà come sempre al passaggio di Elima, ma stavolta saranno gli abitanti di Denk ad organizzarla autonomamente, e dovrà essere così sempre. </text:span></text:p>
      <text:p text:style-name="P5">NOTA: <text:span text:style-name="T3">La Macedonia che deve continuare ad accadere <text:s/>è come un fuoco: le prime volte, l'appiccio, le prime scintille, le ha date Elime personalmente. Ciò che vuole però è che esso continui da solo, in una reazione a catena in cui non serve più il suo intervento. La fiamma delle macedonie è la fiamma che non deve spegnersi. Una volta accesa, Elima stessa si scalda al suo passaggio.</text:span></text:p>
      <text:p text:style-name="P4"/>
      <text:p text:style-name="P2">Creazione Nomadi</text:p>
      <text:p text:style-name="P6">Tuttavia c’è un problema: nessuno degli dei sa come organizzare in effetti la Macedonia. Ogni dio sa occuparsi perfettamente del suo popolo, ma va subito in crisi nel momento in cui deve relazionarsi e immedesimarsi con gli altri, di cui non sa assolutamente nulla. Chowa ha la soluzione anche per questo: un ultimo popolo verrà creato nel mondo di Denk, quello dei Nomadi. Ogni popolo è nato dall’unione tra Denka e la rispettiva divinità, ma i Nomadi saranno<text:span text:style-name="T4"> figli di tutte le divinità. </text:span>Perchè i Nomadi<text:span text:style-name="T4"> sono l'Unione dei popoli, sono la personificazione della Macedonia.</text:span></text:p>
      <text:p text:style-name="P6"/>
      <text:p text:style-name="P2">Nomadi nel giardino e poi in giro</text:p>
      <text:p text:style-name="P7"><text:span text:style-name="T1">Di fatto</text:span>, gli dei non sanno cosa i Nomadi dovranno fare in realtà. Chowa <text:span text:style-name="T1">lascia che le divinità tornino ognuna nella sua terra, e </text:span>fa <text:span text:style-name="T1">passare ai Nomadi un</text:span> periodo <text:span text:style-name="T1">nel suo giardino</text:span> in modo <text:span text:style-name="T3">che</text:span> impar<text:span text:style-name="T3">ino</text:span> il rapporto Elima-Pianeta attraverso il rapporto Insetti-Teien, <text:span text:style-name="T1">che ne è la replica</text:span>. Dopodiché, quando sono pronti, li lascia liberi. <text:span text:style-name="T1">I Nomadi</text:span> si sparpagliano per il mondo.</text:p>
      <text:p text:style-name="P4"/>
      <text:p text:style-name="P2">Organizzazione Macedonia</text:p>
      <text:p text:style-name="P8">Grazie a loro, i dettagli della macedonia sono organizzati. Dicono a ogni popolo cosa fare e conducono, nel momento adeguato ovvero quando Elima sta per ritornare, i “campioni” di ogni popolo nel giardino, dove avverrà la Macedonia vera e propria. Nello stesso tempo nelle varie terre ogni popolo eseguirà anche i suoi festeggiamenti tradizionali. </text:p>
      <text:p text:style-name="P4"/>
      <text:p text:style-name="P9"><text:span text:style-name="T5">Epilogo</text:span> </text:p>
      <text:p text:style-name="P8">L’ultimo paragrafo del primo libro (la Genesi) 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7:35:19.806935656</meta:creation-date>
    <dc:date>2022-03-31T17:37:09.520564137</dc:date>
    <meta:editing-duration>PT1M50S</meta:editing-duration>
    <meta:editing-cycles>1</meta:editing-cycles>
    <meta:document-statistic meta:table-count="0" meta:image-count="0" meta:object-count="0" meta:page-count="1" meta:paragraph-count="15" meta:word-count="486" meta:character-count="2911" meta:non-whitespace-character-count="2434"/>
    <meta:generator>LibreOffice/6.4.7.2$Linux_X86_64 LibreOffice_project/40$Build-2</meta:generator>
  </office:meta>
</office:document-meta>
</file>